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NameImpl.toClassName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Name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NameImpl.MockNameImpl( String moc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NameImpl.is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NameImpl.toInstanceName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NameImpl.MockNameImpl( String mockName , Class &lt; ? &gt; type , boolean mockedStati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